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24b" officeooo:paragraph-rsid="0006e24b"/>
    </style:style>
    <style:style style:name="P2" style:family="paragraph" style:parent-style-name="Standard">
      <style:text-properties officeooo:rsid="0006e24b" officeooo:paragraph-rsid="00071d4c"/>
    </style:style>
    <style:style style:name="P3" style:family="paragraph" style:parent-style-name="Standard">
      <style:text-properties officeooo:rsid="00071d4c" officeooo:paragraph-rsid="00071d4c"/>
    </style:style>
    <style:style style:name="P4" style:family="paragraph" style:parent-style-name="Standard">
      <style:text-properties officeooo:rsid="000b62f0" officeooo:paragraph-rsid="000b62f0"/>
    </style:style>
    <style:style style:name="P5" style:family="paragraph" style:parent-style-name="Standard">
      <style:text-properties officeooo:rsid="001d5d05" officeooo:paragraph-rsid="0006e24b"/>
    </style:style>
    <style:style style:name="P6" style:family="paragraph" style:parent-style-name="Standard">
      <style:text-properties officeooo:rsid="000f0ee2" officeooo:paragraph-rsid="000f0ee2"/>
    </style:style>
    <style:style style:name="P7" style:family="paragraph" style:parent-style-name="Standard">
      <style:text-properties officeooo:rsid="0006e24b" officeooo:paragraph-rsid="0006e24b"/>
    </style:style>
    <style:style style:name="T1" style:family="text">
      <style:text-properties officeooo:rsid="00071d4c"/>
    </style:style>
    <style:style style:name="T2" style:family="text">
      <style:text-properties officeooo:rsid="0009dccb"/>
    </style:style>
    <style:style style:name="T3" style:family="text">
      <style:text-properties officeooo:rsid="000b62f0"/>
    </style:style>
    <style:style style:name="T4" style:family="text">
      <style:text-properties officeooo:rsid="000e7ace"/>
    </style:style>
    <style:style style:name="T5" style:family="text">
      <style:text-properties officeooo:rsid="000fd69a"/>
    </style:style>
    <style:style style:name="T6" style:family="text">
      <style:text-properties officeooo:rsid="00138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UI <text:span text:style-name="T4">from Eclipse</text:span></text:p>
      <text:p text:style-name="P1"/>
      <text:p text:style-name="P5">Before preforming, ensure you have imported the sql database and started OpenMRS. If you have not done so, see HowToImportDatabase.odt and HowToStartOpenMRSDeveloper.odt (or NonDeveloper)</text:p>
      <text:p text:style-name="Standard"/>
      <text:p text:style-name="Standard">System Test</text:p>
      <text:p text:style-name="Standard"/>
      <text:p text:style-name="Standard"/>
      <text:p text:style-name="P6">For Developers-</text:p>
      <text:p text:style-name="P1">1. right click on OpenMRS_UI.java <text:span text:style-name="T4">in the package explorer on eclipse.</text:span></text:p>
      <text:p text:style-name="P1">2. select run as Java Application</text:p>
      <text:p text:style-name="P1"/>
      <text:p text:style-name="P6">For Normal Users-</text:p>
      <text:p text:style-name="P6">1. open a terminal and navigate to pediatric_sepsis.jar (see Building and Running in README)</text:p>
      <text:p text:style-name="P6">2. type “java -<text:span text:style-name="T5">jar</text:span> pediatric_sepsis.jar” <text:span text:style-name="T6">and hit enter</text:span></text:p>
      <text:p text:style-name="P1"/>
      <text:p text:style-name="P1">the console window should ask for a server location</text:p>
      <text:p text:style-name="P1"/>
      <text:p text:style-name="P1">3. type “localhost:8080” under Enter Server ID</text:p>
      <text:p text:style-name="P1">4. press enter</text:p>
      <text:p text:style-name="P1">5. type “admin” when asked to Enter User ID</text:p>
      <text:p text:style-name="P1">6. press enter</text:p>
      <text:p text:style-name="P1">7. type “Admin123” when asked to Enter Password</text:p>
      <text:p text:style-name="P1">8. press enter</text:p>
      <text:p text:style-name="P1">9. when asked to enter patientID enter “10000X”</text:p>
      <text:p text:style-name="P1">10. <text:span text:style-name="T1">hit</text:span> “enter”</text:p>
      <text:p text:style-name="P1"/>
      <text:p text:style-name="P2">You should see “pulling reports”. <text:s/>A report should appear with information on the patient and the diagnoses. If not enough information was given you will be prompted to enter readings. <text:s/></text:p>
      <text:p text:style-name="P2"/>
      <text:p text:style-name="P3">11. Type “Y” and hit enter.</text:p>
      <text:p text:style-name="P2"><text:span text:style-name="T1">12. </text:span>Enter readings that are asked for, <text:span text:style-name="T3">typing either numeric values, or, when prompted for a dysfunction, UNKNOWN, KNOWN, or PRESENT</text:span>.</text:p>
      <text:p text:style-name="P2"/>
      <text:p text:style-name="P4">A new report will be generated after all information has been entered.</text:p>
      <text:p text:style-name="P2"/>
      <text:p text:style-name="P1">1<text:span text:style-name="T2">3</text:span>. <text:span text:style-name="T3">W</text:span>hen asked to enter another patient enter “E” and <text:span text:style-name="T3">hit</text:span> ent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2:12:08.352849099</meta:creation-date>
    <dc:date>2018-12-06T22:55:30.640404907</dc:date>
    <meta:editing-duration>PT9M39S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210" meta:character-count="1275" meta:non-whitespace-character-count="1085"/>
  </office:meta>
</office:document-meta>
</file>